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ser/Scanner(Textanalyse)<text:span text:style-name="T2">:</text:span></text:p>
      <text:p text:style-name="P1"><text:span text:style-name="T2">Bsp.: --Eingabe-&gt; Lexikalische Analyse –Tokenfolge-&gt; Syntaktische Analyse → Syntaxbaum → Codegenerierung → lauffähiges Programm</text:span></text:p>
      <text:p text:style-name="P1"><text:span text:style-name="T2"/></text:p>
      <text:p text:style-name="P1"><text:span text:style-name="T1">Lexikalische Analyse(Scanner):</text:span><text:span text:style-name="T2"><text:line-break/><text:tab/>-liest Token(Spezielles (sprachenspezifisch reserviertes) Eingabeelement(so wie Zahlen bzw. <text:tab/><text:tab/><text:tab/><text:tab/><text:tab/><text:tab/><text:tab/><text:tab/><text:tab/><text:tab/><text:tab/> <text:s text:c="7"/>Buchstaben))</text:span></text:p>
      <text:p text:style-name="P1"><text:span text:style-name="T2"><text:tab/><text:tab/>-Bsp.:<text:tab/>id<text:tab/><text:tab/>für Identifier<text:line-break/><text:tab/><text:tab/><text:tab/>class<text:tab/><text:tab/>für „class“<text:line-break/><text:tab/><text:tab/><text:tab/>if<text:tab/><text:tab/>für „if“</text:span></text:p>
      <text:p text:style-name="P1"><text:span text:style-name="T2"><text:tab/><text:tab/><text:tab/>alphabet<text:tab/>für z.B. „A“</text:span></text:p>
      <text:p text:style-name="P1"><text:span text:style-name="T2"><text:tab/>-entfernt Kommentare</text:span></text:p>
      <text:p text:style-name="P1"><text:span text:style-name="T2"><text:tab/>-zerlegt Eingabe in Tokenfolge<text:line-break/><text:tab/>-Erkennung von Schlüsselwörtern (einzelne Tokens ergeben zusammen Schlüsselwörter)</text:span></text:p>
      <text:p text:style-name="P1"><text:span text:style-name="T2"><text:tab/>-Symboltabelle für id´s anlegen</text:span></text:p>
      <text:p text:style-name="P1"><text:span text:style-name="T2"><text:tab/>-Zeilennummern führen für Fehlermeldungen</text:span></text:p>
      <text:p text:style-name="P1"><text:span text:style-name="T2"/></text:p>
      <text:p text:style-name="P1"><text:span text:style-name="T2"><text:tab/></text:span><text:span text:style-name="T3">Reguläre Ausdrücke:<text:line-break/><text:tab/><text:tab/>-haben ein Alphabet<text:line-break/><text:tab/><text:tab/>-Kombination von den Zeichen</text:span></text:p>
      <text:p text:style-name="P1"><text:span text:style-name="T3"><text:tab/><text:tab/>-beschreiben reguläre Sprachen(typ3 Sprachen)</text:span></text:p>
      <text:p text:style-name="P1"><text:span text:style-name="T3"/></text:p>
      <text:p text:style-name="P1"><text:span text:style-name="T4">Eine Grammatik:<text:line-break/></text:span><text:span text:style-name="T5"><text:tab/>-Geg.: Vokabular v<text:line-break/><text:tab/><text:tab/>-Terminalalphabet(end-symbol wie z.B. Wort oder Name)<text:line-break/><text:tab/><text:tab/>-Nichtterminalsymbol</text:span></text:p>
      <text:p text:style-name="P1"><text:span text:style-name="T5"><text:tab/><text:tab/>-Startsymbol<text:line-break/><text:tab/>-Worte ais der Sprache, die sich aus dem Startsymbol mit beliebig vielen Regeln ableiten <text:tab/><text:tab/>lassen:</text:span></text:p>
      <text:p text:style-name="P1"><text:span text:style-name="T5"><text:tab/>Bsp.:</text:span></text:p>
      <text:p text:style-name="P1"><text:span text:style-name="T5"><text:tab/><text:tab/>&lt;Satz&gt; → &lt;Subjekt&gt; &lt;Prädikat&gt; &lt;Objekt&gt;</text:span></text:p>
      <text:p text:style-name="P1"><text:span text:style-name="T5"><text:tab/><text:tab/>&lt;Subjekt&gt; → &lt;Summe aller Artikel / Artikel&gt; &lt;Substantiv&gt;</text:span></text:p>
      <text:p text:style-name="P1"><text:span text:style-name="T5"><text:tab/><text:tab/>&lt;Subjekt&gt; → &lt;Name&gt;</text:span></text:p>
      <text:p text:style-name="P1"><text:span text:style-name="T5"><text:tab/><text:tab/>&lt;Prädikat&gt; → &lt;Verb&gt;<text:line-break/><text:tab/><text:tab/>&lt;Objekt&gt; → &lt;Artikel&gt;&lt;Substantiv&gt;</text:span></text:p>
      <text:p text:style-name="P1"><text:span text:style-name="T5"><text:tab/><text:tab/>&lt;Objekt&gt; → &lt;Name&gt;</text:span></text:p>
      <text:p text:style-name="P1"><text:span text:style-name="T5"/></text:p>
      <text:p text:style-name="P1"><text:span text:style-name="T5"><text:tab/>Grammatik-Typen:</text:span></text:p>
      <text:p text:style-name="P1"><text:span text:style-name="T5"><text:tab/><text:tab/>Typ-0-Grammatik/-Sprache: links mind. Ein Nichtterminalsymbol</text:span></text:p>
      <text:p text:style-name="P1"><text:span text:style-name="T5"><text:tab/><text:tab/><text:tab/><text:tab/>-alle „entscheidbaren“ Sprachen</text:span></text:p>
      <text:p text:style-name="P1"><text:span text:style-name="T5"><text:tab/><text:tab/>Typ-1-Grammatik/-Sprache: links genau 1 Nichtterminalsymbol, mehrere Terminal</text:span><text:span text:style-name="T2"><text:line-break/><text:tab/><text:tab/><text:tab/><text:tab/>-Kontextabhängig(k-sensitiv)</text:span></text:p>
      <text:p text:style-name="P1"><text:span text:style-name="T2"><text:tab/><text:tab/>Typ-2-Grammatik/-Sprache: links genau 1 Nichtterminal, ein Terminal<text:line-break/><text:tab/><text:tab/><text:tab/><text:tab/>-Kontextunabhängig(k-frei)</text:span></text:p>
      <text:p text:style-name="P1"><text:span text:style-name="T2"><text:tab/><text:tab/>Typ-3-Grammatik/-Sprache: rechts 1 Terminal und max. 1 Nichtterminal</text:span></text:p>
      <text:p text:style-name="P1"><text:span text:style-name="T2"><text:tab/><text:tab/><text:tab/><text:tab/>-“regulär“</text:span></text:p>
      <text:p text:style-name="P1"><text:span text:style-name="T2"><text:tab/><text:tab/><text:tab/><text:tab/>-entweder links ODER rechts-rekursiv (A-&gt;xA bzw. A-&gt;Ax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1">Analyse einer Sprache:</text:span></text:p>
      <text:p text:style-name="P1"><text:span text:style-name="T2"><text:tab/>-Grammatik<text:tab/>\</text:span></text:p>
      <text:p text:style-name="P1"><text:span text:style-name="T2"><text:tab/><text:tab/><text:tab/> <text:s/>&gt;Recognizer → bool yes/no bzw. Parser → AST(Abstrakter Syntax Baum)<text:line-break/><text:tab/>-Zeichenfolge<text:tab/>/</text:span></text:p>
      <text:p text:style-name="P1"><text:span text:style-name="T2"/></text:p>
      <text:p text:style-name="P1"><text:span text:style-name="T2">Probleme:</text:span></text:p>
      <text:p text:style-name="P1"><text:span text:style-name="T2"><text:tab/>-Bei Sprachen ist eine Rechtsrekursion günstiger(weil man von links nach rechts schreibt du <text:tab/><text:tab/><text:tab/><text:tab/><text:tab/><text:tab/><text:tab/><text:tab/><text:tab/>Trottel denk doch mal nach)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09:52:00.51</meta:creation-date>
    <dc:date>2013-05-30T13:25:38.21</dc:date>
    <meta:editing-duration>PT3H33M30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2" meta:paragraph-count="32" meta:word-count="207" meta:character-count="1888"/>
  </office:meta>
</office:document-meta>
</file>